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32B000001A961CF57E7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ff0000" draw:fill="none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text-properties fo:color="#ff0000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6.366cm" svg:height="13.816cm" draw:transform="rotate (0.00453785605518526) translate (0.892cm 3.202cm)">
          <draw:image xlink:href="Pictures/100000000000032B000001A961CF57E7.png" xlink:type="simple" xlink:show="embed" xlink:actuate="onLoad">
            <text:p/>
          </draw:image>
        </draw:frame>
        <draw:custom-shape draw:style-name="gr2" draw:text-style-name="P1" draw:layer="layout" svg:width="4.95cm" svg:height="7.874cm" svg:x="0.892cm" svg:y="9.144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4.278cm" svg:height="0.806cm" svg:x="0.892cm" svg:y="9.398cm">
          <draw:text-box>
            <text:p text:style-name="P2">Filter&amp; Drill-down</text:p>
          </draw:text-box>
        </draw:frame>
        <draw:frame draw:style-name="gr3" draw:text-style-name="P2" draw:layer="layout" svg:width="2.877cm" svg:height="0.806cm" svg:x="2.286cm" svg:y="5.842cm">
          <draw:text-box>
            <text:p text:style-name="P2">Tree menu</text:p>
          </draw:text-box>
        </draw:frame>
        <draw:frame draw:style-name="gr3" draw:text-style-name="P2" draw:layer="layout" svg:width="6.378cm" svg:height="0.806cm" svg:x="20.038cm" svg:y="8.382cm">
          <draw:text-box>
            <text:p text:style-name="P2">Key Performance Indicator</text:p>
          </draw:text-box>
        </draw:frame>
        <draw:frame draw:style-name="gr3" draw:text-style-name="P2" draw:layer="layout" svg:width="2.018cm" svg:height="0.806cm" svg:x="24.638cm" svg:y="5.842cm">
          <draw:text-box>
            <text:p text:style-name="P2">Logout</text:p>
          </draw:text-box>
        </draw:frame>
        <draw:frame draw:style-name="gr3" draw:text-style-name="P2" draw:layer="layout" svg:width="4.079cm" svg:height="0.806cm" svg:x="22.083cm" svg:y="3.082cm">
          <draw:text-box>
            <text:p text:style-name="P2">Language menu</text:p>
          </draw:text-box>
        </draw:frame>
        <draw:custom-shape draw:style-name="gr2" draw:text-style-name="P1" draw:layer="layout" svg:width="4.95cm" svg:height="3.302cm" svg:x="0.892cm" svg:y="5.58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458cm" svg:height="1.49cm" svg:x="21.844cm" svg:y="3.08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458cm" svg:height="1.734cm" svg:x="21.844cm" svg:y="4.91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7.248cm" svg:height="7.62cm" svg:x="19.942cm" svg:y="7.11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10-01T16:49:58</meta:creation-date>
    <dc:date>2013-10-01T17:08:02</dc:date>
    <meta:editing-duration>PT11M44S</meta:editing-duration>
    <meta:editing-cycles>2</meta:editing-cycles>
    <meta:generator>LibreOffice/3.5$Linux_X86_64 LibreOffice_project/350m1$Build-2</meta:generator>
    <meta:document-statistic meta:object-count="34"/>
  </office:meta>
</office:document-meta>
</file>